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top="0in" fo:margin-bottom="0.0835in"/>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list-style-name="WWNum3">
      <style:text-properties fo:font-style="normal" style:text-underline-style="none" style:font-style-asian="normal" style:font-style-complex="normal"/>
    </style:style>
    <style:style style:name="P4" style:family="paragraph" style:parent-style-name="Text_20_body">
      <style:text-properties fo:font-style="normal" style:text-underline-style="none" officeooo:paragraph-rsid="0020608a" style:font-style-asian="normal" style:font-style-complex="normal"/>
    </style:style>
    <style:style style:name="P5" style:family="paragraph" style:parent-style-name="Text_20_body" style:list-style-name="WWNum2">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 style:list-style-name="WWNum2"/>
    <style:style style:name="P7" style:family="paragraph" style:parent-style-name="Text_20_body" style:list-style-name="WWNum3"/>
    <style:style style:name="P8" style:family="paragraph" style:parent-style-name="Text_20_body">
      <style:text-properties officeooo:paragraph-rsid="0020608a"/>
    </style:style>
    <style:style style:name="P9" style:family="paragraph" style:parent-style-name="Heading_20_2" style:list-style-name="WWNum1"/>
    <style:style style:name="P10" style:family="paragraph" style:parent-style-name="Heading_20_2" style:list-style-name="WWNum1">
      <style:text-properties fo:font-style="normal" style:text-underline-style="none" fo:font-weight="bold" style:font-style-asian="normal" style:font-weight-asian="bold" style:font-style-complex="normal" style:font-weight-complex="bold"/>
    </style:style>
    <style:style style:name="P11" style:family="paragraph" style:parent-style-name="Heading_20_1" style:list-style-name="WWNum1"/>
    <style:style style:name="P12" style:family="paragraph" style:parent-style-name="Heading_20_1" style:list-style-name="WWNum1">
      <style:text-properties fo:font-style="normal" style:font-style-asian="normal" style:font-style-complex="normal"/>
    </style:style>
    <style:style style:name="P13" style:family="paragraph" style:parent-style-name="Heading_20_1" style:list-style-name="WWNum1">
      <style:text-properties fo:font-style="normal" style:text-underline-style="none" style:font-style-asian="normal" style:font-style-complex="normal"/>
    </style:style>
    <style:style style:name="P14" style:family="paragraph" style:parent-style-name="Heading_20_1" style:list-style-name="WWNum1" style:master-page-name="Standard">
      <style:paragraph-properties fo:margin-top="0.1665in" fo:margin-bottom="0.0835in" style:page-number="auto"/>
    </style:style>
    <style:style style:name="T1" style:family="text">
      <style:text-properties fo:font-style="italic" style:font-style-asian="italic" style:font-style-complex="italic"/>
    </style:style>
    <style:style style:name="T2" style:family="text">
      <style:text-properties fo:font-style="italic" officeooo:rsid="0027624a"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23e26a" style:font-style-asian="normal" style:font-style-complex="normal"/>
    </style:style>
    <style:style style:name="T9" style:family="text">
      <style:text-properties fo:font-style="normal" style:text-underline-style="none" officeooo:rsid="002988a4" style:font-style-asian="normal" style:font-style-complex="normal"/>
    </style:style>
    <style:style style:name="T10" style:family="text">
      <style:text-properties fo:font-style="normal" style:text-underline-style="none" officeooo:rsid="002b6be0"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2456a8" style:font-style-asian="normal" style:font-weight-asian="normal" style:font-style-complex="normal" style:font-weight-complex="normal"/>
    </style:style>
    <style:style style:name="T14" style:family="text">
      <style:text-properties fo:font-style="normal" style:text-underline-style="none" fo:font-weight="normal" officeooo:rsid="0025924c" style:font-style-asian="normal" style:font-weight-asian="normal" style:font-style-complex="normal" style:font-weight-complex="normal"/>
    </style:style>
    <style:style style:name="T15" style:family="text">
      <style:text-properties fo:font-style="normal" style:text-underline-style="none" fo:font-weight="normal" officeooo:rsid="0028ea9c" style:font-style-asian="normal" style:font-weight-asian="normal" style:font-style-complex="normal" style:font-weight-complex="normal"/>
    </style:style>
    <style:style style:name="T16" style:family="text">
      <style:text-properties officeooo:rsid="001fc34f"/>
    </style:style>
    <style:style style:name="T17" style:family="text">
      <style:text-properties officeooo:rsid="001fca0f"/>
    </style:style>
    <style:style style:name="T18" style:family="text">
      <style:text-properties officeooo:rsid="0020608a"/>
    </style:style>
    <style:style style:name="T19" style:family="text">
      <style:text-properties style:text-underline-style="none"/>
    </style:style>
    <style:style style:name="T20" style:family="text">
      <style:text-properties style:font-style-asian="normal"/>
    </style:style>
    <style:style style:name="T21" style:family="text">
      <style:text-properties style:font-style-complex="normal"/>
    </style:style>
    <style:style style:name="T22" style:family="text">
      <style:text-properties officeooo:rsid="0021db95"/>
    </style:style>
    <style:style style:name="T23" style:family="text">
      <style:text-properties officeooo:rsid="0021fb37"/>
    </style:style>
    <style:style style:name="T24" style:family="text">
      <style:text-properties officeooo:rsid="0023d248"/>
    </style:style>
    <style:style style:name="T25" style:family="text">
      <style:text-properties officeooo:rsid="0023e26a"/>
    </style:style>
    <style:style style:name="T26" style:family="text">
      <style:text-properties officeooo:rsid="0024c467"/>
    </style:style>
    <style:style style:name="T27" style:family="text">
      <style:text-properties officeooo:rsid="0027624a"/>
    </style:style>
    <style:style style:name="T28" style:family="text">
      <style:text-properties officeooo:rsid="00277532"/>
    </style:style>
    <style:style style:name="T29" style:family="text">
      <style:text-properties officeooo:rsid="002b6b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544114" text:style-name="WWNum1">
        <text:list-item>
          <text:h text:style-name="P14" text:outline-level="1">System Architecture</text:h>
        </text:list-item>
      </text:list>
      <text:p text:style-name="Text_20_body">The goal of the whole system is to allow secure packet transfer between several entities. Several entities <text:s/>connect together to one shared network and within that network they are able to communicate securely with each other in a packet based protocol. Note that up to now there is relation to VPN at all.</text:p>
      <text:p text:style-name="Text_20_body">Mentioned above shared network consists of a server and multiple clients. Each client identifies itself with a server (and vice-versa), and then it is able to send data packets to the server which forwards them to all currently connected clients (or to only one of the clients – this will be discussed later). The server thus acts simply as authentication entity and a hub that forwards data packets between several clients. Clients on the other side gain ability to transfer packets between each other, and to do this in the secured way (communication between client and server is encrypted).</text:p>
      <text:p text:style-name="Text_20_body"><text:span text:style-name="T16">&lt;1.png&gt;</text:span></text:p>
      <text:p text:style-name="Text_20_body">The described above framework is used to implement our VPN protocol. The data packets transferred over the network will be Ethernet frames and since these packets are seen by all entities in the network, this network behaves exactly like LAN. There are two types of VPN clients – software client and hardware client. Both look identical to the server, but different to the client's machine. Software client creates virtual network interface (TAP in Linux) that serves as VPN interface and there a process <text:span text:style-name="T22">that</text:span> captur<text:span text:style-name="T22">es</text:span> Ethernet frames from <text:span text:style-name="T22">this interface</text:span>, encryp<text:span text:style-name="T22">ts</text:span> <text:span text:style-name="T22">them</text:span>, and send<text:span text:style-name="T22">s </text:span>to the server. Hardware client is completely transparent; the board connected via USB acts as a network adapter which is used by host as VPN network interface and everything else is done in hardware (the <text:span text:style-name="T22">LPC2148 </text:span>board).</text:p>
      <text:p text:style-name="Text_20_body"><text:span text:style-name="T16">&lt;</text:span><text:span text:style-name="T17">2</text:span><text:span text:style-name="T16">.png&gt;</text:span></text:p>
      <text:list xml:id="list131150350" text:continue-numbering="true" text:style-name="WWNum1">
        <text:list-item>
          <text:h text:style-name="P11" text:outline-level="1">Authentication Protocol</text:h>
        </text:list-item>
      </text:list>
      <text:p text:style-name="Text_20_body">Authentication protocol is very strict, it assumes that clients know server's identity and that server knows each client's identity. So in order to allow new client (previously unknown) to connect, there is a need to update the server's list of known clients.</text:p>
      <text:p text:style-name="Text_20_body">The protocol is described in following diagram:</text:p>
      <text:p text:style-name="Text_20_body"><text:span text:style-name="T18">&lt;3.png&gt;</text:span></text:p>
      <text:p text:style-name="Text_20_body">The protocol is invulnerable for man-in-the-middle attack as both client and server know each other's identity and verify this during the authentication. Note that <text:span text:style-name="T23">the</text:span> challenge string is not really required for authentication (<text:span text:style-name="T23">used to </text:span>validat<text:span text:style-name="T23">e </text:span>server's identity), since if the server doesn't encrypt correctly the symmetric key, it won't be decrypted correctly by the client and in the end server won't be able to read the further data sent by the client. Still the protocol uses the challenge string, so that client could notice the problem during the authentication stage – this is convenient for error messages and debugging purposes. The same mechanism <text:span text:style-name="T23">can </text:span>be used vise-versa, i.e. server should sent a challenge string to the client in order to verify <text:span text:style-name="T23">client's</text:span> identity. But currently this stage is omitted since it has no security threat (malicious client won't be able to correctly decrypt the symmetric key) and it simplifies the protocol's implementation.</text:p>
      <text:list xml:id="list2167177687" text:continue-numbering="true" text:style-name="WWNum1">
        <text:list-item>
          <text:h text:style-name="P11" text:outline-level="1">Encryption Protocol</text:h>
        </text:list-item>
      </text:list>
      <text:p text:style-name="Text_20_body">Encryption protocol is 128-bit AES in ECB mode (for simplicity). Each packet is padded to multiple of 16 bytes (block size of AES), then encrypted, and after the encryption one byte indicating the padding length is added, so that the decrypting side <text:span text:style-name="T24">could remove the padding</text:span>. Note that maximal overhead of this protocol on the packet length is 16 bytes.</text:p>
      <text:p text:style-name="Text_20_body"><text:soft-page-break/><text:span text:style-name="T18">&lt;4.png&gt;</text:span></text:p>
      <text:list xml:id="list120885941" text:continue-numbering="true" text:style-name="WWNum1">
        <text:list-item>
          <text:h text:style-name="P11" text:outline-level="1">Encapsulation protocol</text:h>
        </text:list-item>
      </text:list>
      <text:p text:style-name="Text_20_body">The encrypted packets are transferred over TCP stream, so there is a need to indicate packet's start and end points in the stream. <text:span text:style-name="T24">This is done by preceding </text:span>each packet <text:span text:style-name="T24">with </text:span>2-byte integer (in little-endian) indicating following packet's length. <text:span text:style-name="T27">In order to prevent unnecessary fragmentation, we limit MTU of the VPN network to be 1442 bytes (1514 (</text:span><text:span text:style-name="T2">physical)</text:span><text:span text:style-name="T27"> – 14 (</text:span><text:span text:style-name="T2">Ethernet)</text:span><text:span text:style-name="T27"> – 40 (</text:span><text:span text:style-name="T2">TCP/IP)</text:span><text:span text:style-name="T27"> – 16 </text:span><text:span text:style-name="T2">(Encryption)</text:span><text:span text:style-name="T27"> – 2 </text:span><text:span text:style-name="T2">(length header) = 1442</text:span><text:span text:style-name="T27">).</text:span></text:p>
      <text:p text:style-name="Text_20_body"><text:span text:style-name="T18">&lt;5.png&gt;</text:span></text:p>
      <text:list xml:id="list1720532120" text:continue-numbering="true" text:style-name="WWNum1">
        <text:list-item>
          <text:h text:style-name="P11" text:outline-level="1">Software Side Design Concepts</text:h>
        </text:list-item>
      </text:list>
      <text:p text:style-name="Text_20_body">The software side is written in Python. It uses a concept of <text:span text:style-name="T1">Channel</text:span><text:span text:style-name="T6"> that refers to packet-based communication protocol. There are several types of implemented channels: </text:span><text:span text:style-name="T1">UDP channel</text:span><text:span text:style-name="T6"> – trivial implementation over UDP, </text:span><text:span text:style-name="T1">TCP channel</text:span><text:span text:style-name="T6"> – using 2-byte length header as above and </text:span><text:span text:style-name="T1">Secure Channel</text:span><text:span text:style-name="T6"> – using described above encryption and authentication protocols (which is build over </text:span><text:span text:style-name="T1">TCP Channel</text:span><text:span text:style-name="T6">). Each channel has corresponding server side channel (except for </text:span><text:span text:style-name="T1">UDP Channel</text:span><text:span text:style-name="T6">) that is responsible for accepting incoming connection requests. For example server side </text:span><text:span text:style-name="T1">TCP Channel</text:span><text:span text:style-name="T6"> simply accepts any TCP connection, while server side </text:span><text:span text:style-name="T1">Secure Channel</text:span><text:span text:style-name="T6"> performs an authentication before accepting the client. All channels have the same interface, so it's very easy to change communication protocol between VPN server and software VPN client almost without any change at client and server's code. (The same is true for hardware VPN client – it has “layered” design as well, so it's easy to add/remove <text:s/>protocol layers)</text:span></text:p>
      <text:list xml:id="list381189872" text:continue-numbering="true" text:style-name="WWNum1">
        <text:list-item>
          <text:h text:style-name="P12" text:outline-level="1">Server Design</text:h>
        </text:list-item>
      </text:list>
      <text:p text:style-name="Text_20_body">VPN server maintains list of active channels to its clients and a server side channel (for accepting channels of new clients). It enters an infinite loop where it waits for an incoming packets from one of the channels and forwards them to other channels. Right now the forwarding strategy is simply <text:span text:style-name="T25">to </text:span>forward the packet to all channels except for the packet's source, so the server acts as a network hub. It's very easy to add a feature, that server will create a mapping between MAC addresses and active channels, so it could forward the packet to only one <text:span text:style-name="T25">destination </text:span>channel (and thus acting as network switch).</text:p>
      <text:list xml:id="list987521360" text:continue-numbering="true" text:style-name="WWNum1">
        <text:list-item>
          <text:h text:style-name="P12" text:outline-level="1">Software Client Design</text:h>
        </text:list-item>
      </text:list>
      <text:p text:style-name="Text_20_body"><text:span text:style-name="T6">The client uses </text:span><text:span text:style-name="T1">Secure Channel</text:span><text:span text:style-name="T6"> to connect and communicate with a server. It takes input packets and sends output packets to the virtual network interface (TAP). The actual implementation is a little different. To make the design more modular (mostly for testing purposes), the logic of communication with a server and logic of transferring the packets to/from TAP interface are split into two processes that communicate with each other using </text:span><text:span text:style-name="T3">UDP Channel</text:span><text:span text:style-name="T7">. One process </text:span><text:span text:style-name="T3">vpnclient.py</text:span><text:span text:style-name="T7"> serves as a bridge between a </text:span><text:span text:style-name="T3">Secure Channel</text:span><text:span text:style-name="T7"> with a server and a </text:span><text:span text:style-name="T3">UDP Channel</text:span><text:span text:style-name="T7">; other process </text:span><text:span text:style-name="T3">stackfeeder.py</text:span><text:span text:style-name="T7"> serves as a bridge between </text:span><text:span text:style-name="T3">UDP Channel </text:span><text:span text:style-name="T7">and </text:span><text:span text:style-name="T8">the</text:span><text:span text:style-name="T7"> TAP interface.</text:span></text:p>
      <text:list xml:id="list2034059511" text:continue-numbering="true" text:style-name="WWNum1">
        <text:list-item>
          <text:h text:style-name="P13" text:outline-level="1">Hardware Client Design</text:h>
        </text:list-item>
      </text:list>
      <text:p text:style-name="P2">Components and their relation are summarized in the following diagram:</text:p>
      <text:p text:style-name="P4"><text:span text:style-name="T18">&lt;6.png&gt;</text:span></text:p>
      <text:list xml:id="list1942043995" text:continue-numbering="true" text:style-name="WWNum1">
        <text:list-item>
          <text:list>
            <text:list-item>
              <text:h text:style-name="P9" text:outline-level="2"><text:soft-page-break/><text:span text:style-name="T7">VPN Client Components</text:span></text:h>
            </text:list-item>
          </text:list>
        </text:list-item>
      </text:list>
      <text:list xml:id="list1050996164" text:style-name="WWNum2">
        <text:list-item>
          <text:p text:style-name="P6"><text:span text:style-name="T11">Main Loop</text:span><text:span text:style-name="T12"> – responsible for connecting </text:span><text:span text:style-name="T13">all </text:span><text:span text:style-name="T12">components </text:span><text:span text:style-name="T13">together</text:span><text:span text:style-name="T12">.</text:span></text:p>
          <text:list>
            <text:list-item>
              <text:p text:style-name="P5">Makes a bridge between Ethernet driver and UIP stack.</text:p>
            </text:list-item>
            <text:list-item>
              <text:p text:style-name="P5">Calls UIP periodic callbacks.</text:p>
            </text:list-item>
            <text:list-item>
              <text:p text:style-name="P5">Initiates TCP connections.</text:p>
            </text:list-item>
            <text:list-item>
              <text:p text:style-name="P5">Issues DHCP and DNS requests.</text:p>
            </text:list-item>
            <text:list-item>
              <text:p text:style-name="P5">Manages USB<text:span text:style-name="T26">-CDC</text:span> driver (posting new buffers and freeing completed buffers).</text:p>
            </text:list-item>
          </text:list>
        </text:list-item>
        <text:list-item>
          <text:p text:style-name="P6"><text:span text:style-name="T11">DHCP and DNS</text:span><text:span text:style-name="T12">. Both are supplied by UIP and used here without modifications. DHCP is used for address assignment on startup, and DNS is used for server's name resolution. Both features can be disabled, i.e. using static IP address instead of DHCP and by connecting to server using its IP address and not by name.</text:span></text:p>
        </text:list-item>
        <text:list-item>
          <text:p text:style-name="P6"><text:span text:style-name="T11">Connection Management</text:span><text:span text:style-name="T12">. Connection management is responsible for initiating a TCP connection, making sure it's successfully connected and performing a reconnect if the connection was closed (reconnect will be attempted 1 second after the connection was closed).</text:span></text:p>
        </text:list-item>
        <text:list-item>
          <text:p text:style-name="P6"><text:span text:style-name="T11">Channels</text:span><text:span text:style-name="T12">. There are </text:span><text:span text:style-name="T4">Packet Channel </text:span><text:span text:style-name="T12">and </text:span><text:span text:style-name="T4">Secure Channel</text:span><text:span text:style-name="T12"> components. Both are designed in such way that they are unaware of each other, and of the underlying/above lying logic. This is achieved mainly by using function pointers to communicate with upper and lower layers. This communication interface is simple and consists of 4 functions: passing the packet to upper layer, polling the upper layer for new packets, passing the packet to lower layer and closing the lower's layer channel.</text:span></text:p>
          <text:list>
            <text:list-item>
              <text:p text:style-name="P6"><text:span text:style-name="T11">Packet Channel</text:span><text:span text:style-name="T12">. Responsible for packets' encapsulation in the TCP stream. Most logic is actually in the decapsulation process, since a reassembly process occurs there. </text:span></text:p>
            </text:list-item>
            <text:list-item>
              <text:p text:style-name="P6"><text:span text:style-name="T11">Secure Channel</text:span><text:span text:style-name="T12">. Implements authentication and encryption algorithms as described above.</text:span></text:p>
            </text:list-item>
          </text:list>
        </text:list-item>
        <text:list-item>
          <text:p text:style-name="P6"><text:span text:style-name="T11">USB-CDC Driver</text:span><text:span text:style-name="T12">. This is a layer between the USB driver and the application that implements encapsulation of Ethernet frames in the USB packets (according to USB-CDC specification). This is the component that actually processes the interrupts from USB device. The interface of this driver to the application </text:span><text:span text:style-name="T14">is by</text:span><text:span text:style-name="T12"> posting the data buffers either for sending or for reception, and the </text:span><text:span text:style-name="T14">ability </text:span><text:span text:style-name="T12">to poll these buffers for completion (i.e. buffer was completely sent, or completely received).</text:span></text:p>
        </text:list-item>
      </text:list>
      <text:list xml:id="list548221351" text:continue-list="list1942043995" text:style-name="WWNum1">
        <text:list-item>
          <text:list>
            <text:list-item>
              <text:h text:style-name="P10" text:outline-level="2">Configuration Utility Components</text:h>
            </text:list-item>
          </text:list>
        </text:list-item>
      </text:list>
      <text:p text:style-name="Text_20_body"/>
      <text:list xml:id="list1905272594" text:continue-numbering="true" text:style-name="WWNum1">
        <text:list-item>
          <text:h text:style-name="P13" text:outline-level="1">Testing Environment</text:h>
        </text:list-item>
      </text:list>
      <text:p text:style-name="Text_20_body"><text:span text:style-name="T7">The logic of maintaining the VPN connection is pretty complex, thus having potential for bugs and on the other side it's not too bound to the actual hardware. So it would be nice to have an ability to run, test and debug this logic on the PC without uploading it each time to the device. The solution is pretty simple – we can replace the USB and Ethernet drivers (the only hardware the VPN logic uses) with something different and then compile and run the program on the PC. The functionality of the both drivers is sending packets to some media, so it is convenient to replace them by a driver that sends packets over a socket to some other process. This is exactly what was done – </text:span><text:span text:style-name="T7">the </text:span><text:span text:style-name="T9">new </text:span><text:span text:style-name="T7">driver sends </text:span><text:soft-page-break/><text:span text:style-name="T7">packets in UDP datagrams, and now they can be intercepted by a python script using the mentioned above </text:span><text:span text:style-name="T3">UDP Channel</text:span><text:span text:style-name="T7">.</text:span></text:p>
      <text:p text:style-name="P2">As a reminder, the goal of the whole system can be viewed as a secure framework for transferring the data packets (building a VPN above it – it's just a usecase). Therefore we can test out <text:span text:style-name="T29">code </text:span>by building the following simulation environment:</text:p>
      <text:p text:style-name="P8"><text:span text:style-name="T18">&lt;8.png&gt;</text:span></text:p>
      <text:p text:style-name="P2">Compare it with the real environment:</text:p>
      <text:p text:style-name="P8"><text:span text:style-name="T18">&lt;7.png&gt;</text:span></text:p>
      <text:p text:style-name="Text_20_body"><text:span text:style-name="T7">The key difference is that in simulation environment we don't encapsulate real network packets, but just a random data, </text:span><text:span text:style-name="T10">and this is fine </text:span><text:span text:style-name="T7">since the clients don't care of the actual payload they're encrypting and forwarding. Also note that the virtual network interface is used in both cases, but for completely different purpose: in the real environment it serves as a VPN, while in testing environment it is used to simulate the network stack on the server (so this virtual network stack actually communicates with UIP stack running in the simulator).</text:span></text:p>
      <text:list xml:id="list199497972" text:continue-numbering="true" text:style-name="WWNum1">
        <text:list-item>
          <text:h text:style-name="P13" text:outline-level="1">Projects and libraries</text:h>
        </text:list-item>
      </text:list>
      <text:p text:style-name="P2">We used two projects from previous year as a base for our project. First was a USB network adapter implementing RNDIS interface to host, and the second was virtual Ethernet adapter (without the physical Ethernet interface) that used CDC interface to host (actually it supported both CDC and RNDIS). We used the first project for Ethernet driver and second project for CDC driver (as it is much simpler than RNDIS).</text:p>
      <text:p text:style-name="Text_20_body"><text:span text:style-name="T7">In addition we used two external libraries: </text:span><text:span text:style-name="T3">UIP</text:span><text:span text:style-name="T7"> and </text:span><text:span text:style-name="T3">Polarssl</text:span><text:span text:style-name="T7">. </text:span><text:span text:style-name="T3">UIP</text:span><text:span text:style-name="T7"> is a compact implementation of TCP/IP stack (designed for use in embedded systems), and </text:span><text:span text:style-name="T3">Polarssl</text:span><text:span text:style-name="T7"> is a light-weight implementation of cryptographic algorithms. We used UIP to support TCP/IP stack in order to create TCP connections, and also for DHCP and DNS applications that were included there. Polarssl was used for RSA and AES algorithms.</text:span></text:p>
      <text:list xml:id="list1890633648" text:continue-numbering="true" text:style-name="WWNum1">
        <text:list-item>
          <text:h text:style-name="P13" text:outline-level="1">Challenges and Difficulties</text:h>
        </text:list-item>
      </text:list>
      <text:list xml:id="list1370742996" text:style-name="WWNum3">
        <text:list-item>
          <text:p text:style-name="P3">Integration of the code from two projects from previous year wasn't trivial, mainly since the drivers' implementation was closely coupled with a main application code.</text:p>
        </text:list-item>
        <text:list-item>
          <text:p text:style-name="P3">There was a bug in Ethernet driver that performed incorrect wrap-around of the frames buffer , thus leading to garbage packets being sent/received.</text:p>
        </text:list-item>
        <text:list-item>
          <text:p text:style-name="P7"><text:span text:style-name="T7">Polarssl library used dynamic allocations (in implementation of big integers that are used in RSA). We used a cross compiler gcc with a </text:span><text:span text:style-name="T3">newlib</text:span><text:span text:style-name="T7"> C library. </text:span><text:span text:style-name="T3">newlib</text:span><text:span text:style-name="T7"> supports dynamic allocations but it requires the definition of </text:span><text:span text:style-name="T3">“end”</text:span><text:span text:style-name="T7"> symbol that is located at the beginning of the heap. We defined this symbol in the linker script and then the dynamic allocations worked fin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4:23:35</meta:creation-date>
    <meta:editing-cycles>16</meta:editing-cycles>
    <meta:editing-duration>PT00H25M25S</meta:editing-duration>
    <meta:generator>OpenOffice.org/3.2$Linux OpenOffice.org_project/320m19$Build-9505</meta:generator>
    <dc:date>2011-07-02T15:57:32</dc:date>
    <meta:document-statistic meta:table-count="0" meta:image-count="0" meta:object-count="0" meta:page-count="4" meta:paragraph-count="54" meta:word-count="1907" meta:character-count="11673"/>
  </office:meta>
</office:document-meta>
</file>